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eada" officeooo:paragraph-rsid="0020eada"/>
    </style:style>
    <style:style style:name="P2" style:family="paragraph" style:parent-style-name="Standard">
      <style:paragraph-properties fo:text-align="start" style:justify-single-word="false"/>
      <style:text-properties officeooo:rsid="0020eada" officeooo:paragraph-rsid="0020eada"/>
    </style:style>
    <style:style style:name="P3" style:family="paragraph" style:parent-style-name="Standard">
      <style:paragraph-properties fo:text-align="start" style:justify-single-word="false"/>
      <style:text-properties officeooo:rsid="0020eada" officeooo:paragraph-rsid="00216848"/>
    </style:style>
    <style:style style:name="P4" style:family="paragraph" style:parent-style-name="Standard">
      <style:paragraph-properties fo:text-align="start" style:justify-single-word="false"/>
      <style:text-properties officeooo:paragraph-rsid="0022fe4c"/>
    </style:style>
    <style:style style:name="P5" style:family="paragraph" style:parent-style-name="Standard">
      <style:paragraph-properties fo:text-align="start" style:justify-single-word="false"/>
      <style:text-properties officeooo:rsid="00216848" officeooo:paragraph-rsid="00216848"/>
    </style:style>
    <style:style style:name="P6" style:family="paragraph" style:parent-style-name="Standard">
      <style:paragraph-properties fo:text-align="start" style:justify-single-word="false"/>
      <style:text-properties officeooo:rsid="0022fe4c" officeooo:paragraph-rsid="0022fe4c"/>
    </style:style>
    <style:style style:name="P7" style:family="paragraph" style:parent-style-name="Standard">
      <style:paragraph-properties fo:text-align="start" style:justify-single-word="false"/>
      <style:text-properties officeooo:rsid="0022fe4c" officeooo:paragraph-rsid="0024b555"/>
    </style:style>
    <style:style style:name="P8" style:family="paragraph" style:parent-style-name="Standard">
      <style:paragraph-properties fo:text-align="start" style:justify-single-word="false"/>
      <style:text-properties officeooo:rsid="002467a3" officeooo:paragraph-rsid="002467a3"/>
    </style:style>
    <style:style style:name="P9" style:family="paragraph" style:parent-style-name="Standard">
      <style:paragraph-properties fo:text-align="center" style:justify-single-word="false"/>
      <style:text-properties fo:font-size="20pt" officeooo:rsid="0020eada" officeooo:paragraph-rsid="0020eada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0eada" officeooo:paragraph-rsid="0020eada" style:font-size-asian="16pt" style:font-size-complex="16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officeooo:rsid="00216848"/>
    </style:style>
    <style:style style:name="T2" style:family="text">
      <style:text-properties officeooo:rsid="0022fe4c"/>
    </style:style>
    <style:style style:name="T3" style:family="text">
      <style:text-properties officeooo:rsid="002467a3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4b555"/>
    </style:style>
    <style:style style:name="gr1" style:family="graphic">
      <style:graphic-properties draw:fill-color="#000000" draw:textarea-horizontal-align="justify" draw:textarea-vertical-align="middle" draw:auto-grow-height="false" fo:min-height="0.289in" fo:min-width="0.2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2516in" fo:min-width="0.2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0.2799in" fo:min-width="0.27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2 – Databases.</text:p>
      <text:p text:style-name="P1"/>
      <text:p text:style-name="P10">Question 1)</text:p>
      <text:p text:style-name="P2"/>
      <text:p text:style-name="P2">Given R(W, X, Y, Z)</text:p>
      <text:p text:style-name="P2">And so :</text:p>
      <text:p text:style-name="P2">Z →<text:span text:style-name="T3"> </text:span>W</text:p>
      <text:p text:style-name="P2">Y→{X, Z}</text:p>
      <text:p text:style-name="P2">{W, X} → Y</text:p>
      <text:p text:style-name="P2"><text:s/></text:p>
      <text:p text:style-name="P2">I-</text:p>
      <text:p text:style-name="P2"/>
      <text:p text:style-name="P2">The candidate key is {Y}.</text:p>
      <text:p text:style-name="P2"/>
      <text:p text:style-name="P2">Proof :</text:p>
      <text:p text:style-name="P2"/>
      <text:p text:style-name="P2">First we prove that Y is actually a candidate key.</text:p>
      <text:p text:style-name="P2"/>
      <text:p text:style-name="P2">Given Y we can get {X, Z} (by the dependencies above).</text:p>
      <text:p text:style-name="P2">And so, given Z that we get on the previous operation, we can get W (Also by the dependencies above).</text:p>
      <text:p text:style-name="P2"/>
      <text:p text:style-name="P2">So, given Y we <text:span text:style-name="T1">get only one line</text:span> (W, X, Y, Z) of the table R.</text:p>
      <text:p text:style-name="P2"/>
      <text:p text:style-name="P2">Second we prove that X, W, and Z are not candidate-keys.</text:p>
      <text:p text:style-name="P2"/>
      <text:p text:style-name="P2">Given X, we can’t get anything else.</text:p>
      <text:p text:style-name="P2">Given W, we can’t get anything else.</text:p>
      <text:p text:style-name="P2">Given Z, we can can <text:s/>get W, then anything else.</text:p>
      <text:p text:style-name="P2"/>
      <text:p text:style-name="P2">So no one of those set<text:span text:style-name="T1">s </text:span>may be a candidate key.</text:p>
      <text:p text:style-name="P2"/>
      <text:p text:style-name="P3">Third, by the minimality of the <text:span text:style-name="T1">candidate </text:span>key Y, we conclude that any others sets may be smaller that <text:span text:style-name="T1">the set {Y}, {X}, {W}, {Z}</text:span>.</text:p>
      <text:p text:style-name="P3"><draw:custom-shape text:anchor-type="paragraph" draw:z-index="1" draw:name="Shape2" draw:style-name="gr2" draw:text-style-name="P11" svg:width="0.2516in" svg:height="0.2516in" svg:x="5.2752in" svg:y="0.1661in"><text:p/><draw:enhanced-geometry svg:viewBox="0 0 21600 21600" draw:type="rectangle" draw:enhanced-path="M 0 0 L 21600 0 21600 21600 0 21600 0 0 Z N"/></draw:custom-shape></text:p>
      <text:p text:style-name="P2"/>
      <text:p text:style-name="P2">II-</text:p>
      <text:p text:style-name="P2"/>
      <text:p text:style-name="P5">The relation is a NF2 relation.</text:p>
      <text:p text:style-name="P5"/>
      <text:p text:style-name="P5">Proof :</text:p>
      <text:p text:style-name="P5"/>
      <text:p text:style-name="P5">Assuming that the relation is a NF1 (we can’t really verify this and it’s not in our interest), we need to show that the claim of the NF2 relation are respected.</text:p>
      <text:p text:style-name="P5"/>
      <text:p text:style-name="P5">1- As we said the relation is NF1 (by assumption).</text:p>
      <text:p text:style-name="P4"><text:span text:style-name="T1">2- Since the candidate key is {Y} (found in the I-) we are looking about all the subset(s) of the candidate key. Only the empty set is a subset of the candidate key by the axiom of the empty set {</text:span>∅<text:span text:style-name="T2">}.</text:span></text:p>
      <text:p text:style-name="P6">From here, it’s trivial to see that any attribute depends on the empty set, and then of any subset of the candidate key.</text:p>
      <text:p text:style-name="P6"><text:soft-page-break/>By this we can said that the relation is NF2.</text:p>
      <text:p text:style-name="P6"/>
      <text:p text:style-name="P6">We are now going to show that the relation is not a NF3 relation.</text:p>
      <text:p text:style-name="P6">By the dependencies above we have Z → W.</text:p>
      <text:p text:style-name="P6">By definition, Z is not a super key (we already show that Z is not a candidate key, so by the same way, we show that it’s not a super key). </text:p>
      <text:p text:style-name="P6">By definition W is a non-prime attribute since his is not include into the candidate key.</text:p>
      <text:p text:style-name="P6">So we have a non prime attribute which depends on a non super key attribute. So, this is not respect the claim of the NF3.</text:p>
      <text:p text:style-name="P6"><draw:custom-shape text:anchor-type="paragraph" draw:z-index="0" draw:name="Shape1" draw:style-name="gr1" draw:text-style-name="P11" svg:width="0.2894in" svg:height="0.2894in" svg:x="5.8193in" svg:y="0.289in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>Question 2)</text:p>
      <text:p text:style-name="P6"/>
      <text:p text:style-name="P6">Given R(W, X, Y, Z)</text:p>
      <text:p text:style-name="P6">And so :</text:p>
      <text:p text:style-name="P6">Candidates keys :</text:p>
      <text:p text:style-name="P6">(W, X, Y), (W, X, Z)</text:p>
      <text:p text:style-name="P6">The relation is found in a NF3 relation.</text:p>
      <text:p text:style-name="P6"/>
      <text:p text:style-name="P6">If saying that a relation found in a NF3 relation mean<text:span text:style-name="T3">s</text:span> that it’s doesn’t belong to an higher NF (NF3.5) the answer should be the next one :</text:p>
      <text:p text:style-name="P6">As we can easily see, all the attributes belong to a one of the candidates keys.</text:p>
      <text:p text:style-name="P6">So, by definition there is not non-prime attribute.</text:p>
      <text:p text:style-name="P6">So, no matter which dependencies we have, the relation will always be at least <text:span text:style-name="T3">a NF3 relation by empty way (אופן ריק).</text:span></text:p>
      <text:p text:style-name="P8">Now, we’re focusing about the fact that the relation <text:span text:style-name="T4">isn’t</text:span> a NF3.5 relation.</text:p>
      <text:p text:style-name="P8">To be a NF3.5 relation, the dependencies must be one of the permutation<text:span text:style-name="T5">s</text:span> of the next set :</text:p>
      <text:p text:style-name="P8">A = {</text:p>
      <text:p text:style-name="P8">{{X, Y, W} → Z}; // {X, Y, W} // is actually a super key so the condition is maintained.</text:p>
      <text:p text:style-name="P8">{{X, Y, Z} → W}; // {X, Y, Z} <text:s/>// is actually a super key so the condition is maintained.</text:p>
      <text:p text:style-name="P8">{{any set A} → {subset of A}} // existing by empty way</text:p>
      <text:p text:style-name="P8">}</text:p>
      <text:p text:style-name="P8">So since we don’t want the relation being a NF3.5 relation, all the <text:span text:style-name="T5">dependencies can’t be one of the</text:span> permutation<text:span text:style-name="T5">s</text:span> <text:span text:style-name="T5">of the </text:span>set <text:span text:style-name="T5">A. All the rest is allow.</text:span></text:p>
      <text:p text:style-name="P8"/>
      <text:p text:style-name="P7"><draw:custom-shape text:anchor-type="paragraph" draw:z-index="2" draw:name="Shape3" draw:style-name="gr3" draw:text-style-name="P11" svg:width="0.2803in" svg:height="0.2803in" svg:x="5.8661in" svg:y="0.7689in"><text:p/><draw:enhanced-geometry svg:viewBox="0 0 21600 21600" draw:type="rectangle" draw:enhanced-path="M 0 0 L 21600 0 21600 21600 0 21600 0 0 Z N"/></draw:custom-shape>If saying that a relation found in a NF3 relation <text:span text:style-name="T5">doesn’t</text:span> mean that it’s doesn’t belong to an higher NF, <text:span text:style-name="T5">every dependencies are allow, and as said above, <text:s/>if it’s a NF3.5 relation, the dependencies are reduce to the set A, and so go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5:43:18.363786791</meta:creation-date>
    <meta:generator>LibreOffice/5.1.6.2$Linux_X86_64 LibreOffice_project/10m0$Build-2</meta:generator>
    <dc:date>2018-03-28T16:57:31.874931411</dc:date>
    <meta:editing-duration>PT6M40S</meta:editing-duration>
    <meta:editing-cycles>1</meta:editing-cycles>
    <meta:document-statistic meta:table-count="0" meta:image-count="0" meta:object-count="0" meta:page-count="2" meta:paragraph-count="53" meta:word-count="639" meta:character-count="3104" meta:non-whitespace-character-count="2511"/>
  </office:meta>
</office:document-meta>
</file>